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omanistregular" svg:font-family="geomanistregular, system-ui, 'Open Sans', Oxyge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5db" officeooo:paragraph-rsid="000285db"/>
    </style:style>
    <style:style style:name="P2" style:family="paragraph" style:parent-style-name="Standard">
      <style:paragraph-properties fo:text-align="justify" style:justify-single-word="false"/>
      <style:text-properties officeooo:rsid="0003acba" officeooo:paragraph-rsid="000494e8"/>
    </style:style>
    <style:style style:name="P3" style:family="paragraph" style:parent-style-name="Standard">
      <style:paragraph-properties fo:text-align="justify" style:justify-single-word="false"/>
      <style:text-properties officeooo:rsid="0003acba" officeooo:paragraph-rsid="0003acba"/>
    </style:style>
    <style:style style:name="P4" style:family="paragraph" style:parent-style-name="Standard">
      <style:paragraph-properties fo:text-align="start" style:justify-single-word="false"/>
      <style:text-properties officeooo:rsid="0003acba" officeooo:paragraph-rsid="0003acba"/>
    </style:style>
    <style:style style:name="P5" style:family="paragraph" style:parent-style-name="Standard">
      <style:paragraph-properties fo:text-align="justify" style:justify-single-word="false"/>
      <style:text-properties fo:font-weight="normal" officeooo:rsid="000b64c9" officeooo:paragraph-rsid="000b64c9" style:font-weight-asian="normal" style:font-weight-complex="normal"/>
    </style:style>
    <style:style style:name="P6" style:family="paragraph" style:parent-style-name="Standard">
      <style:paragraph-properties fo:text-align="justify" style:justify-single-word="false"/>
      <style:text-properties fo:font-weight="normal" officeooo:rsid="000e992c" officeooo:paragraph-rsid="000e992c" style:font-weight-asian="normal" style:font-weight-complex="normal"/>
    </style:style>
    <style:style style:name="P7" style:family="paragraph" style:parent-style-name="Standard">
      <style:paragraph-properties fo:text-align="justify" style:justify-single-word="false"/>
      <style:text-properties fo:font-weight="normal" officeooo:rsid="0010495a" officeooo:paragraph-rsid="0010495a" style:font-weight-asian="normal" style:font-weight-complex="normal"/>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3acba" officeooo:paragraph-rsid="0003acba"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weight="bold" officeooo:rsid="00136bc8" officeooo:paragraph-rsid="00136bc8" style:font-weight-asian="bold" style:font-weight-complex="bold"/>
    </style:style>
    <style:style style:name="P10" style:family="paragraph" style:parent-style-name="Standard">
      <style:paragraph-properties fo:text-align="justify" style:justify-single-word="false"/>
      <style:text-properties fo:font-weight="bold" officeooo:rsid="0003acba" officeooo:paragraph-rsid="0003acba" style:font-weight-asian="bold" style:font-weight-complex="bold"/>
    </style:style>
    <style:style style:name="P11" style:family="paragraph" style:parent-style-name="Standard">
      <style:paragraph-properties fo:text-align="justify" style:justify-single-word="false"/>
      <style:text-properties fo:font-weight="bold" officeooo:rsid="000b64c9" officeooo:paragraph-rsid="000b64c9" style:font-weight-asian="bold" style:font-weight-complex="bold"/>
    </style:style>
    <style:style style:name="P12" style:family="paragraph" style:parent-style-name="Standard">
      <style:paragraph-properties fo:text-align="justify" style:justify-single-word="false"/>
      <style:text-properties officeooo:paragraph-rsid="000494e8"/>
    </style:style>
    <style:style style:name="P13" style:family="paragraph" style:parent-style-name="Standard">
      <style:paragraph-properties fo:text-align="justify" style:justify-single-word="false"/>
      <style:text-properties officeooo:paragraph-rsid="00145914"/>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03acba" officeooo:paragraph-rsid="0003acba"/>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03acba" officeooo:paragraph-rsid="0003acba"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4c6dc" officeooo:paragraph-rsid="0014c6dc"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17edb5" officeooo:paragraph-rsid="0017edb5" style:font-weight-asian="bold" style:font-weight-complex="bold"/>
    </style:style>
    <style:style style:name="P18" style:family="paragraph" style:parent-style-name="Text_20_body">
      <style:text-properties officeooo:rsid="0003acba" officeooo:paragraph-rsid="0003acba"/>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68b7" style:font-name="geomanistregular" fo:font-size="8.39999961853027pt" fo:letter-spacing="normal" fo:font-style="normal" fo:font-weight="normal" fo:background-color="#ffffff" loext:padding="0.049cm" loext:border="1.19pt solid #e5e5e5"/>
    </style:style>
    <style:style style:name="P20" style:family="paragraph" style:parent-style-name="Standard" style:list-style-name="L1">
      <style:paragraph-properties fo:text-align="justify" style:justify-single-word="false"/>
      <style:text-properties officeooo:rsid="0003acba" officeooo:paragraph-rsid="0007408a"/>
    </style:style>
    <style:style style:name="P21" style:family="paragraph" style:parent-style-name="Standard" style:list-style-name="L2">
      <style:paragraph-properties fo:text-align="justify" style:justify-single-word="false"/>
      <style:text-properties officeooo:rsid="0003acba" officeooo:paragraph-rsid="0010495a"/>
    </style:style>
    <style:style style:name="P22" style:family="paragraph" style:parent-style-name="Standard" style:list-style-name="L1">
      <style:paragraph-properties fo:text-align="justify" style:justify-single-word="false"/>
      <style:text-properties officeooo:rsid="000b64c9" officeooo:paragraph-rsid="000b64c9"/>
    </style:style>
    <style:style style:name="P23" style:family="paragraph" style:parent-style-name="Standard" style:list-style-name="L2">
      <style:paragraph-properties fo:text-align="justify" style:justify-single-word="false"/>
      <style:text-properties officeooo:rsid="000d160e" officeooo:paragraph-rsid="000f8641"/>
    </style:style>
    <style:style style:name="P24" style:family="paragraph" style:parent-style-name="Standard" style:list-style-name="L2">
      <style:paragraph-properties fo:text-align="justify" style:justify-single-word="false"/>
      <style:text-properties officeooo:rsid="000d160e" officeooo:paragraph-rsid="000e992c"/>
    </style:style>
    <style:style style:name="P25" style:family="paragraph" style:parent-style-name="Standard" style:list-style-name="L2">
      <style:paragraph-properties fo:text-align="justify" style:justify-single-word="false"/>
      <style:text-properties officeooo:rsid="000e992c" officeooo:paragraph-rsid="000e992c"/>
    </style:style>
    <style:style style:name="P26" style:family="paragraph" style:parent-style-name="Standard">
      <style:paragraph-properties fo:text-align="justify" style:justify-single-word="false"/>
      <style:text-properties style:text-underline-style="none" fo:font-weight="bold" officeooo:rsid="00145914" officeooo:paragraph-rsid="0003acba" style:font-weight-asian="bold" style:font-weight-complex="bold"/>
    </style:style>
    <style:style style:name="P27" style:family="paragraph" style:parent-style-name="Standard">
      <style:paragraph-properties fo:text-align="justify" style:justify-single-word="false"/>
      <style:text-properties style:text-underline-style="none" fo:font-weight="normal" officeooo:rsid="0014c6dc" officeooo:paragraph-rsid="0014c6dc"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17edb5" officeooo:paragraph-rsid="0014c6d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7edb5" officeooo:paragraph-rsid="0017edb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7408a" style:font-weight-asian="bold" style:font-weight-complex="bold"/>
    </style:style>
    <style:style style:name="T3" style:family="text">
      <style:text-properties fo:font-weight="bold" officeooo:rsid="0003acb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494e8" style:font-weight-asian="normal" style:font-weight-complex="normal"/>
    </style:style>
    <style:style style:name="T6" style:family="text">
      <style:text-properties fo:font-weight="normal" officeooo:rsid="000655b1" style:font-weight-asian="normal" style:font-weight-complex="normal"/>
    </style:style>
    <style:style style:name="T7" style:family="text">
      <style:text-properties fo:font-weight="normal" officeooo:rsid="0008ef67" style:font-weight-asian="normal" style:font-weight-complex="normal"/>
    </style:style>
    <style:style style:name="T8" style:family="text">
      <style:text-properties fo:font-weight="normal" officeooo:rsid="0007408a" style:font-weight-asian="normal" style:font-weight-complex="normal"/>
    </style:style>
    <style:style style:name="T9" style:family="text">
      <style:text-properties fo:font-weight="normal" officeooo:rsid="0015feed" style:font-weight-asian="normal" style:font-weight-complex="normal"/>
    </style:style>
    <style:style style:name="T10" style:family="text">
      <style:text-properties officeooo:rsid="00136bc8"/>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36bc8" style:font-size-asian="12pt" style:font-size-complex="12pt"/>
    </style:style>
    <style:style style:name="T13" style:family="text">
      <style:text-properties fo:font-variant="normal" fo:text-transform="none" style:font-name="Liberation Serif" fo:font-size="12pt" fo:letter-spacing="normal" fo:font-style="italic" fo:font-weight="normal" officeooo:rsid="00136bc8" style:font-size-asian="12pt" style:font-style-asian="italic" style:font-size-complex="12pt" style:font-style-complex="italic"/>
    </style:style>
    <style:style style:name="T14" style:family="text">
      <style:text-properties fo:font-variant="normal" fo:text-transform="none" fo:color="#333333"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333333" style:font-name="Liberation Serif" fo:font-size="12pt" fo:font-style="normal" style:text-underline-style="none" fo:font-weight="normal" officeooo:rsid="00145914" style:font-size-asian="12pt" style:font-style-asian="normal" style:font-weight-asian="normal" style:font-size-complex="12pt" style:font-style-complex="normal" style:font-weight-complex="normal"/>
    </style:style>
    <style:style style:name="T16" style:family="text">
      <style:text-properties fo:font-variant="normal" fo:text-transform="none" fo:color="#333333" style:font-name="Liberation Serif" fo:font-size="12pt" fo:font-style="normal" style:text-underline-style="none" fo:font-weight="normal" officeooo:rsid="0015feed" style:font-size-asian="12pt" style:font-style-asian="normal" style:font-weight-asian="normal" style:font-size-complex="12pt" style:font-style-complex="normal" style:font-weight-complex="normal"/>
    </style:style>
    <style:style style:name="T17" style:family="text">
      <style:text-properties fo:font-variant="normal" fo:text-transform="none" fo:color="#333333" style:font-name="Liberation Serif" fo:font-size="12pt" fo:font-style="normal" style:text-underline-style="none" fo:font-weight="normal" officeooo:rsid="001769f1" style:font-size-asian="12pt" style:font-style-asian="normal" style:font-weight-asian="normal" style:font-size-complex="12pt" style:font-style-complex="normal" style:font-weight-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Liberation Serif" fo:font-size="12pt" fo:letter-spacing="normal" fo:font-style="italic" fo:font-weight="normal" style:font-size-asian="12pt" style:font-size-complex="12pt"/>
    </style:style>
    <style:style style:name="T20" style:family="text">
      <style:text-properties style:font-name="Liberation Serif" fo:font-size="12pt" fo:letter-spacing="normal" fo:font-style="italic" fo:font-weight="normal" style:font-size-asian="12pt" style:font-style-asian="italic" style:font-size-complex="12pt" style:font-style-complex="italic"/>
    </style:style>
    <style:style style:name="T21" style:family="text">
      <style:text-properties style:font-name="Liberation Serif" style:text-underline-style="none" fo:font-weight="normal" officeooo:rsid="00145914"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07408a" style:font-weight-asian="bold" style:font-weight-complex="bold"/>
    </style:style>
    <style:style style:name="T25" style:family="text">
      <style:text-properties style:text-underline-style="solid" style:text-underline-width="auto" style:text-underline-color="font-color" fo:font-weight="bold" officeooo:rsid="0003acba" style:font-weight-asian="bold" style:font-weight-complex="bold"/>
    </style:style>
    <style:style style:name="T26" style:family="text">
      <style:text-properties style:text-underline-style="solid" style:text-underline-width="auto" style:text-underline-color="font-color" fo:font-weight="bold" officeooo:rsid="000494e8"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17edb5" style:font-weight-asian="normal" style:font-weight-complex="normal"/>
    </style:style>
    <style:style style:name="T31" style:family="text">
      <style:text-properties style:text-underline-style="none" fo:font-weight="normal" officeooo:rsid="001954c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text:span text:style-name="T10">achine </text:span>L<text:span text:style-name="T10">earning</text:span> Assignment</text:p>
      <text:p text:style-name="P1"/>
      <text:p text:style-name="P9">Dataset Given: <text:span text:style-name="T27">Pima Indian Diabetes Dataset</text:span></text:p>
      <text:p text:style-name="P2"/>
      <text:p text:style-name="P12"><text:span text:style-name="T25">Handling Missing Data </text:span><text:span text:style-name="T26">and </text:span><text:span text:style-name="T25">Data Preprocessing</text:span><text:span text:style-name="T3">: </text:span><text:span text:style-name="T11">One of the </text:span><text:span text:style-name="T12">crucial</text:span><text:span text:style-name="T11"> stages of </text:span><text:span text:style-name="T12">machine learning</text:span><text:span text:style-name="T11"> is </text:span><text:span text:style-name="T13">Data </text:span><text:span text:style-name="Emphasis"><text:span text:style-name="T20">preprocessing</text:span></text:span><text:span text:style-name="Emphasis"><text:span text:style-name="T19">, </text:span></text:span><text:span text:style-name="T11">where the data </text:span><text:span text:style-name="T12">is prepared</text:span><text:span text:style-name="T11"> for mining. </text:span><text:span text:style-name="T12">Raw</text:span><text:span text:style-name="T11"> data tends to be inco</text:span><text:span text:style-name="T12">nsistent</text:span><text:span text:style-name="T11"> and inco</text:span><text:span text:style-name="T12">mplete</text:span><text:span text:style-name="T11"> and </text:span><text:span text:style-name="T12">one of the </text:span><text:span text:style-name="T11">important </text:span><text:span text:style-name="T12">parameter of</text:span><text:span text:style-name="T11"> preprocessing the data is to </text:span><text:span text:style-name="T12">handle</text:span><text:span text:style-name="T11"> </text:span><text:span text:style-name="T12">the</text:span><text:span text:style-name="T11"> missing values and correct inconsistencies.</text:span></text:p>
      <text:p text:style-name="P3"><text:tab/></text:p>
      <text:p text:style-name="P14">Following are the attributes present in the dataset with missing/invalid values.</text:p>
      <text:p text:style-name="P3"/>
      <text:list xml:id="list668075989" text:style-name="L1">
        <text:list-item>
          <text:p text:style-name="P20"><text:span text:style-name="T23">Pregnancies, Glucose,Blood Pressure, BMI</text:span><text:span text:style-name="T1">: </text:span><text:span text:style-name="T4">Upon </text:span><text:span text:style-name="T6">o</text:span><text:span text:style-name="T4">bserving dataset, we found that data present in th</text:span><text:span text:style-name="T6">ese</text:span><text:span text:style-name="T4"> column</text:span><text:span text:style-name="T6">s</text:span><text:span text:style-name="T4"> have </text:span><text:span text:style-name="T6">zeros, </text:span><text:span text:style-name="T4">negative </text:span><text:span text:style-name="T5">values</text:span><text:span text:style-name="T4"> and NaNs. </text:span><text:span text:style-name="T5">So we have replaced </text:span><text:span text:style-name="T6">them</text:span><text:span text:style-name="T5"> by median. We used median for replacing since the dataset is having a lot of outliers which moves the mean away from the centre.</text:span><text:span text:style-name="T1"> </text:span></text:p>
        </text:list-item>
        <text:list-item>
          <text:p text:style-name="P20"><text:span text:style-name="T23">Skin Thickness, Insulin</text:span><text:span text:style-name="T1">: </text:span><text:span text:style-name="T7">For these two attributes, negative values and zero values have been first converted into NaN values and then we replaced them with median. <text:s text:c="2"/></text:span></text:p>
        </text:list-item>
        <text:list-item>
          <text:p text:style-name="P22"><text:span text:style-name="T24">Pedigree Function</text:span><text:span text:style-name="T2">: </text:span><text:span text:style-name="T9">This feature </text:span><text:span text:style-name="T8">do</text:span><text:span text:style-name="T9">es</text:span><text:span text:style-name="T8"> not have any invalid values, so we have assumed them to be ideal for our dataset and so we do not performed any handling on them</text:span><text:span text:style-name="T2"> </text:span></text:p>
        </text:list-item>
        <text:list-item>
          <text:p text:style-name="P22"><text:span text:style-name="T24">A</text:span><text:span text:style-name="T23">ge</text:span><text:span text:style-name="T1">: <text:s/></text:span><text:span text:style-name="T9">This feature h</text:span><text:span text:style-name="T4">as null values which </text:span><text:span text:style-name="T9">have been</text:span><text:span text:style-name="T4"> replaced by median.</text:span></text:p>
        </text:list-item>
      </text:list>
      <text:p text:style-name="P5"/>
      <text:p text:style-name="P6">We chose to replace values with respective column medians over column means as the dataset has many outliers.This can be seen from the boxplot <text:span text:style-name="T10">present in our .ipynb file</text:span>.</text:p>
      <text:p text:style-name="P6"/>
      <text:p text:style-name="P11"><text:span text:style-name="T22">Normalization</text:span>:</text:p>
      <text:p text:style-name="P5">All the features have been normalized using <text:span text:style-name="T1">MinMax Scaler</text:span> to bring the values between 0 and 1. The reason for preferring MinMax scaler over Standard Scaler is that Standard scaler gives output values in different ranges depending on the range of values for each feature column.</text:p>
      <text:p text:style-name="P3"/>
      <text:p text:style-name="P10"><text:span text:style-name="T22">Exploratory Data Analysis</text:span>:</text:p>
      <text:p text:style-name="P10"/>
      <text:p text:style-name="P7"><text:span text:style-name="T18">Following are the Observations</text:span>:</text:p>
      <text:p text:style-name="P7"/>
      <text:list xml:id="list2926057664" text:style-name="L2">
        <text:list-item>
          <text:p text:style-name="P23">On applying, DataFrame.describe() on raw data, we observed the that the features Pregnancies, Glucose, SkinThickness, BMI and Age have Null values. Also, most other features including these have many values which are zero.This is invalid for real patient data.</text:p>
        </text:list-item>
        <text:list-item>
          <text:p text:style-name="P24">The pairplot shows that no pair of features separate out the two classes. Thus, we can’t remove any of the features or conclude anything about their importance from the pairplot.</text:p>
        </text:list-item>
        <text:list-item>
          <text:p text:style-name="P25">On plotting the heat map for correlation between the features, we observe that the maximum correlation is between features is 0.49. This shows that no two features are strongly correlated (positively or negatively).</text:p>
          <text:p text:style-name="P21"/>
        </text:list-item>
      </text:list>
      <text:p text:style-name="P3"/>
      <text:p text:style-name="P15">Model building <text:span text:style-name="T28">:</text:span></text:p>
      <text:p text:style-name="P26"/>
      <text:p text:style-name="P13"><text:span text:style-name="T21">We have used Logistic Regression as our model to test and train the data. It</text:span><text:span text:style-name="Emphasis"><text:span text:style-name="T14"> is a </text:span></text:span><text:span text:style-name="Emphasis"><text:span text:style-name="T17">classification </text:span></text:span><text:span text:style-name="Emphasis"><text:span text:style-name="T14">algorithm. </text:span></text:span><text:span text:style-name="Emphasis"><text:span text:style-name="T17">It works best for binary classification problems like the one given.</text:span></text:span><text:span text:style-name="Emphasis"><text:span text:style-name="T14"> </text:span></text:span><text:span text:style-name="Emphasis"><text:span text:style-name="T17">This model </text:span></text:span><text:span text:style-name="Emphasis"><text:span text:style-name="T14">is used when the variable </text:span></text:span><text:span text:style-name="Emphasis"><text:span text:style-name="T15">on the Y axis</text:span></text:span><text:span text:style-name="Emphasis"><text:span text:style-name="T14"> is categorical, </text:span></text:span><text:span text:style-name="Emphasis"><text:span text:style-name="T15">t</text:span></text:span><text:span text:style-name="Emphasis"><text:span text:style-name="T14">hat is, it can take only two values like 1 or 0. The </text:span></text:span><text:span text:style-name="Emphasis"><text:span text:style-name="T15">model</text:span></text:span><text:span text:style-name="Emphasis"><text:span text:style-name="T14"> determine</text:span></text:span><text:span text:style-name="Emphasis"><text:span text:style-name="T16">s</text:span></text:span><text:span text:style-name="Emphasis"><text:span text:style-name="T14"> a mathematical equation </text:span></text:span><text:span text:style-name="Emphasis"><text:span text:style-name="T15">which</text:span></text:span><text:span text:style-name="Emphasis"><text:span text:style-name="T14"> can be used to predict the probability of </text:span></text:span><text:span text:style-name="Emphasis"><text:span text:style-name="T17">each category</text:span></text:span><text:span text:style-name="Emphasis"><text:span text:style-name="T14">. Once th</text:span></text:span><text:span text:style-name="Emphasis"><text:span text:style-name="T15">is</text:span></text:span><text:span text:style-name="Emphasis"><text:span text:style-name="T14"> equation is </text:span></text:span><text:span text:style-name="Emphasis"><text:span text:style-name="T15">created</text:span></text:span><text:span text:style-name="Emphasis"><text:span text:style-name="T14">, it </text:span></text:span><text:span text:style-name="Emphasis"><text:span text:style-name="T15">is</text:span></text:span><text:span text:style-name="Emphasis"><text:span text:style-name="T14"> used to predict the Y </text:span></text:span><text:span text:style-name="Emphasis"><text:span text:style-name="T15">for</text:span></text:span><text:span text:style-name="Emphasis"><text:span text:style-name="T14"> the </text:span></text:span><text:span text:style-name="Emphasis"><text:span text:style-name="T15">given </text:span></text:span><text:span text:style-name="Emphasis"><text:span text:style-name="T14">X’s.</text:span></text:span></text:p>
      <text:p text:style-name="P19"/>
      <text:p text:style-name="P16"><text:soft-page-break/><text:span text:style-name="T4">Observations from the model </text:span><text:span text:style-name="T29">: </text:span></text:p>
      <text:p text:style-name="P27"/>
      <text:p text:style-name="P27">We are using accuracy as a metric to judge how our model is performing on the given dataset. The dataset is divided as 80% of the entries have been used for the training part and the we have used the prediction model for the remaining 20% entries.</text:p>
      <text:p text:style-name="P16"><text:span text:style-name="T29">Accuracy we achieved from the model is </text:span><text:span text:style-name="T31">around</text:span><text:span text:style-name="T29"> <text:s/></text:span><text:span text:style-name="T30">8</text:span><text:span text:style-name="T31">0.51</text:span><text:span text:style-name="T30">%</text:span></text:p>
      <text:p text:style-name="P28"/>
      <text:p text:style-name="P28"/>
      <text:p text:style-name="P17">Submitted By:</text:p>
      <text:p text:style-name="P29"/>
      <text:p text:style-name="P29">Aditya Bakliwal (MT2019008)</text:p>
      <text:p text:style-name="P29"/>
      <text:p text:style-name="P29">Manav Desai (MT2019060)</text:p>
      <text:p text:style-name="P29"/>
      <text:p text:style-name="P29">Shriya Kabra (MT2019142)</text:p>
      <text:p text:style-name="P4"/>
      <text:p text:style-name="P18"><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omanistregular" svg:font-family="geomanistregular, system-ui, 'Open Sans', Oxyge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4:07:18.218556130</meta:creation-date>
    <dc:date>2019-09-15T05:56:40.520584994</dc:date>
    <meta:editing-duration>PT3H1M11S</meta:editing-duration>
    <meta:editing-cycles>7</meta:editing-cycles>
    <meta:generator>LibreOffice/6.0.7.3$Linux_X86_64 LibreOffice_project/00m0$Build-3</meta:generator>
    <meta:document-statistic meta:table-count="0" meta:image-count="0" meta:object-count="0" meta:page-count="2" meta:paragraph-count="27" meta:word-count="546" meta:character-count="3270" meta:non-whitespace-character-count="2748"/>
  </office:meta>
</office:document-meta>
</file>